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5.3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Nimbus Roman No9 L" fo:font-size="10pt" fo:language="es" fo:country="MX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MX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>
        <table:iteration table:steps="1000" table:maximum-difference="0.000000001"/>
      </table:calculation-settings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table:style-name="Default" office:value-type="string">
            <text:p>TOTAL</text:p>
          </table:table-cell>
          <table:table-cell table:style-name="Default" office:value-type="string">
            <text:p>HOMBRES</text:p>
          </table:table-cell>
          <table:table-cell table:style-name="Default" office:value-type="string">
            <text:p>MUJERES</text:p>
          </table:table-cell>
        </table:table-row>
        <table:table-row table:style-name="ro2">
          <table:table-cell table:number-columns-repeated="2"/>
          <table:table-cell office:value-type="string">
            <text:p>&lt;1</text:p>
          </table:table-cell>
          <table:table-cell office:value-type="float" office:value="32603">
            <text:p>32603</text:p>
          </table:table-cell>
          <table:table-cell office:value-type="float" office:value="18214">
            <text:p>18214</text:p>
          </table:table-cell>
          <table:table-cell office:value-type="float" office:value="14318">
            <text:p>14318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6469">
            <text:p>6469</text:p>
          </table:table-cell>
          <table:table-cell office:value-type="float" office:value="3514">
            <text:p>3514</text:p>
          </table:table-cell>
          <table:table-cell office:value-type="float" office:value="2953">
            <text:p>2953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176">
            <text:p>3176</text:p>
          </table:table-cell>
          <table:table-cell office:value-type="float" office:value="1774">
            <text:p>177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3644">
            <text:p>3644</text:p>
          </table:table-cell>
          <table:table-cell office:value-type="float" office:value="2145">
            <text:p>2145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7498">
            <text:p>7498</text:p>
          </table:table-cell>
          <table:table-cell office:value-type="float" office:value="5142">
            <text:p>5142</text:p>
          </table:table-cell>
          <table:table-cell office:value-type="float" office:value="2355">
            <text:p>2355</text:p>
          </table:table-cell>
        </table:table-row>
        <table:table-row table:style-name="ro2">
          <table:table-cell table:number-columns-repeated="2"/>
          <table:table-cell table:style-name="ce1" office:value-type="float" office:value="20">
            <text:p>20</text:p>
          </table:table-cell>
          <table:table-cell office:value-type="float" office:value="9825">
            <text:p>9825</text:p>
          </table:table-cell>
          <table:table-cell office:value-type="float" office:value="7147">
            <text:p>7147</text:p>
          </table:table-cell>
          <table:table-cell office:value-type="float" office:value="2676">
            <text:p>2676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office:value-type="float" office:value="10909">
            <text:p>10909</text:p>
          </table:table-cell>
          <table:table-cell office:value-type="float" office:value="7943">
            <text:p>7943</text:p>
          </table:table-cell>
          <table:table-cell office:value-type="float" office:value="2965">
            <text:p>2965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12539">
            <text:p>12539</text:p>
          </table:table-cell>
          <table:table-cell office:value-type="float" office:value="9097">
            <text:p>9097</text:p>
          </table:table-cell>
          <table:table-cell office:value-type="float" office:value="3442">
            <text:p>3442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office:value-type="float" office:value="14062">
            <text:p>14062</text:p>
          </table:table-cell>
          <table:table-cell office:value-type="float" office:value="9953">
            <text:p>9953</text:p>
          </table:table-cell>
          <table:table-cell office:value-type="float" office:value="4108">
            <text:p>4108</text:p>
          </table:table-cell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office:value-type="float" office:value="17048">
            <text:p>17048</text:p>
          </table:table-cell>
          <table:table-cell office:value-type="float" office:value="11366">
            <text:p>11366</text:p>
          </table:table-cell>
          <table:table-cell office:value-type="float" office:value="5681">
            <text:p>5681</text:p>
          </table:table-cell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office:value-type="float" office:value="20839">
            <text:p>20839</text:p>
          </table:table-cell>
          <table:table-cell office:value-type="float" office:value="13074">
            <text:p>13074</text:p>
          </table:table-cell>
          <table:table-cell office:value-type="float" office:value="7764">
            <text:p>7764</text:p>
          </table:table-cell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24758">
            <text:p>24758</text:p>
          </table:table-cell>
          <table:table-cell office:value-type="float" office:value="14997">
            <text:p>14997</text:p>
          </table:table-cell>
          <table:table-cell office:value-type="float" office:value="9760">
            <text:p>9760</text:p>
          </table:table-cell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office:value-type="float" office:value="29706">
            <text:p>29706</text:p>
          </table:table-cell>
          <table:table-cell office:value-type="float" office:value="17098">
            <text:p>17098</text:p>
          </table:table-cell>
          <table:table-cell office:value-type="float" office:value="12607">
            <text:p>12607</text:p>
          </table:table-cell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office:value-type="float" office:value="35371">
            <text:p>35371</text:p>
          </table:table-cell>
          <table:table-cell office:value-type="float" office:value="19621">
            <text:p>19621</text:p>
          </table:table-cell>
          <table:table-cell office:value-type="float" office:value="15748">
            <text:p>15748</text:p>
          </table:table-cell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office:value-type="float" office:value="40938">
            <text:p>40938</text:p>
          </table:table-cell>
          <table:table-cell office:value-type="float" office:value="22211">
            <text:p>22211</text:p>
          </table:table-cell>
          <table:table-cell office:value-type="float" office:value="18724">
            <text:p>18724</text:p>
          </table:table-cell>
        </table:table-row>
        <table:table-row table:style-name="ro2">
          <table:table-cell table:number-columns-repeated="2"/>
          <table:table-cell office:value-type="float" office:value="70">
            <text:p>70</text:p>
          </table:table-cell>
          <table:table-cell office:value-type="float" office:value="47028">
            <text:p>47028</text:p>
          </table:table-cell>
          <table:table-cell office:value-type="float" office:value="24994">
            <text:p>24994</text:p>
          </table:table-cell>
          <table:table-cell office:value-type="float" office:value="22034">
            <text:p>22034</text:p>
          </table:table-cell>
        </table:table-row>
        <table:table-row table:style-name="ro2">
          <table:table-cell table:number-columns-repeated="2"/>
          <table:table-cell office:value-type="float" office:value="75">
            <text:p>75</text:p>
          </table:table-cell>
          <table:table-cell office:value-type="float" office:value="49394">
            <text:p>49394</text:p>
          </table:table-cell>
          <table:table-cell office:value-type="float" office:value="25374">
            <text:p>25374</text:p>
          </table:table-cell>
          <table:table-cell office:value-type="float" office:value="24018">
            <text:p>24018</text:p>
          </table:table-cell>
        </table:table-row>
        <table:table-row table:style-name="ro2">
          <table:table-cell table:number-columns-repeated="2"/>
          <table:table-cell office:value-type="float" office:value="80">
            <text:p>80</text:p>
          </table:table-cell>
          <table:table-cell office:value-type="float" office:value="49602">
            <text:p>49602</text:p>
          </table:table-cell>
          <table:table-cell office:value-type="float" office:value="24789">
            <text:p>24789</text:p>
          </table:table-cell>
          <table:table-cell office:value-type="float" office:value="24810">
            <text:p>248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03/25/2008</text:date>, <text:time>21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8$Build-9276</meta:generator>
    <meta:initial-creator>Alan Salvador Ivan Reyes Conde</meta:initial-creator>
    <meta:creation-date>2008-03-25T21:46:16</meta:creation-date>
    <dc:creator>Alan Salvador Ivan Reyes Conde</dc:creator>
    <dc:date>2008-03-25T21:58:27</dc:date>
    <meta:editing-cycles>1</meta:editing-cycles>
    <meta:editing-duration>PT1M10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